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03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5.352cm"/>
    </style:style>
    <style:style style:name="co11" style:family="table-column">
      <style:table-column-properties fo:break-before="auto" style:column-width="7.384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4.45cm"/>
    </style:style>
    <style:style style:name="co15" style:family="table-column">
      <style:table-column-properties fo:break-before="auto" style:column-width="4.724cm"/>
    </style:style>
    <style:style style:name="co16" style:family="table-column">
      <style:table-column-properties fo:break-before="auto" style:column-width="4.891cm"/>
    </style:style>
    <style:style style:name="co17" style:family="table-column">
      <style:table-column-properties fo:break-before="auto" style:column-width="5.059cm"/>
    </style:style>
    <style:style style:name="co18" style:family="table-column">
      <style:table-column-properties fo:break-before="auto" style:column-width="4.242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263cm"/>
    </style:style>
    <style:style style:name="co21" style:family="table-column">
      <style:table-column-properties fo:break-before="auto" style:column-width="5.583cm"/>
    </style:style>
    <style:style style:name="co22" style:family="table-column">
      <style:table-column-properties fo:break-before="auto" style:column-width="3.02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Bitstream Charter" fo:font-size="11pt" style:font-size-asian="11pt" style:font-size-complex="11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Bitstream Chart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,2599169689</text:p>
          </table:table-cell>
          <table:table-cell table:formula="of:=([.J2]*100)/[.D2]" office:value-type="float" office:value="0.0158819112940094">
            <text:p>0,0158819113</text:p>
          </table:table-cell>
          <table:table-cell table:formula="of:=([.L2]*100)/[.K2]" office:value-type="float" office:value="3.31449280323127">
            <text:p>3,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,6449747301</text:p>
          </table:table-cell>
          <table:table-cell table:formula="of:=([.J3]*100)/[.D3]" office:value-type="float" office:value="0.000362552306053917">
            <text:p>0,0003625523</text:p>
          </table:table-cell>
          <table:table-cell table:formula="of:=([.L3]*100)/[.K3]" office:value-type="float" office:value="0.489161104142251">
            <text:p>0,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,7111196647</text:p>
          </table:table-cell>
          <table:table-cell table:formula="of:=([.J4]*100)/[.D4]" office:value-type="float" office:value="0.0127774038648292">
            <text:p>0,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,7111196647</text:p>
          </table:table-cell>
          <table:table-cell table:formula="of:=([.J5]*100)/[.D5]" office:value-type="float" office:value="0.0127774038648292">
            <text:p>0,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,7111196647</text:p>
          </table:table-cell>
          <table:table-cell table:formula="of:=([.J6]*100)/[.D6]" office:value-type="float" office:value="0.0127773948208488">
            <text:p>0,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,0639145625</text:p>
          </table:table-cell>
          <table:table-cell table:formula="of:=([.J7]*100)/[.D7]" office:value-type="float" office:value="0.000545224233394177">
            <text:p>0,0005452242</text:p>
          </table:table-cell>
          <table:table-cell table:formula="of:=([.L7]*100)/[.K7]" office:value-type="float" office:value="0.000112347117128558">
            <text:p>0,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,018471481</text:p>
          </table:table-cell>
          <table:table-cell table:formula="of:=([.J9]*100)/[.D9]" office:value-type="float" office:value="0.00540645178100804">
            <text:p>0,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,001239041</text:p>
          </table:table-cell>
          <table:table-cell table:formula="of:=([.J10]*100)/[.D10]" office:value-type="float" office:value="0.000360248246087205">
            <text:p>0,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,0147686082</text:p>
          </table:table-cell>
          <table:table-cell table:formula="of:=([.J11]*100)/[.D11]" office:value-type="float" office:value="0.00598241530173527">
            <text:p>0,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,0007597771</text:p>
          </table:table-cell>
          <table:table-cell table:formula="of:=([.J12]*100)/[.D12]" office:value-type="float" office:value="0.000307779091665891">
            <text:p>0,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,5069111565</text:p>
          </table:table-cell>
          <table:table-cell table:formula="of:=([.J13]*100)/[.D13]" office:value-type="float" office:value="0.00462042674492437">
            <text:p>0,0046204267</text:p>
          </table:table-cell>
          <table:table-cell table:formula="of:=([.L13]*100)/[.K13]" office:value-type="float" office:value="0.000207112234119669">
            <text:p>0,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,4362675749</text:p>
          </table:table-cell>
          <table:table-cell table:formula="of:=([.J14]*100)/[.D14]" office:value-type="float" office:value="0.00587012193784172">
            <text:p>0,0058701219</text:p>
          </table:table-cell>
          <table:table-cell table:formula="of:=([.L14]*100)/[.K14]" office:value-type="float" office:value="0.000183724237268829">
            <text:p>0,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,5639312113</text:p>
          </table:table-cell>
          <table:table-cell table:formula="of:=([.J15]*100)/[.D15]" office:value-type="float" office:value="0.000873951376188039">
            <text:p>0,0008739514</text:p>
          </table:table-cell>
          <table:table-cell table:formula="of:=([.L15]*100)/[.K15]" office:value-type="float" office:value="0.240480974267228">
            <text:p>0,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,9075730748</text:p>
          </table:table-cell>
          <table:table-cell table:formula="of:=([.J16]*100)/[.D16]" office:value-type="float" office:value="0.00035694821186999">
            <text:p>0,0003569482</text:p>
          </table:table-cell>
          <table:table-cell table:formula="of:=([.L16]*100)/[.K16]" office:value-type="float" office:value="0.295961780133211">
            <text:p>0,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,0355481986</text:p>
          </table:table-cell>
          <table:table-cell table:formula="of:=([.J17]*100)/[.D17]" office:value-type="float" office:value="0.0203964610333756">
            <text:p>0,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,4749755093</text:p>
          </table:table-cell>
          <table:table-cell table:formula="of:=([.J18]*100)/[.D18]" office:value-type="float" office:value="0.0487982837484447">
            <text:p>0,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,1109829912</text:p>
          </table:table-cell>
          <table:table-cell table:formula="of:=([.J19]*100)/[.D19]" office:value-type="float" office:value="0.00440246161796479">
            <text:p>0,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,0234675277</text:p>
          </table:table-cell>
          <table:table-cell table:formula="of:=([.J20]*100)/[.D20]" office:value-type="float" office:value="0.0009180449431268">
            <text:p>0,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,6534933258</text:p>
          </table:table-cell>
          <table:table-cell table:formula="of:=([.J21]*100)/[.D21]" office:value-type="float" office:value="0.00179595608986252">
            <text:p>0,0017959561</text:p>
          </table:table-cell>
          <table:table-cell table:formula="of:=([.L21]*100)/[.K21]" office:value-type="float" office:value="0.0779861283186184">
            <text:p>0,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,8263424676</text:p>
          </table:table-cell>
          <table:table-cell table:formula="of:=([.J22]*100)/[.D22]" office:value-type="float" office:value="0.000285480656596706">
            <text:p>0,0002854807</text:p>
          </table:table-cell>
          <table:table-cell table:formula="of:=([.L22]*100)/[.K22]" office:value-type="float" office:value="0.094853583661565">
            <text:p>0,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,0274115439</text:p>
          </table:table-cell>
          <table:table-cell table:formula="of:=([.J23]*100)/[.D23]" office:value-type="float" office:value="0.00966326917828221">
            <text:p>0,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,0364513797</text:p>
          </table:table-cell>
          <table:table-cell table:formula="of:=([.J24]*100)/[.D24]" office:value-type="float" office:value="0.008862686142357">
            <text:p>0,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,1080942201</text:p>
          </table:table-cell>
          <table:table-cell table:formula="of:=([.J25]*100)/[.D25]" office:value-type="float" office:value="0.0153801462026726">
            <text:p>0,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,0103862788</text:p>
          </table:table-cell>
          <table:table-cell table:formula="of:=([.J26]*100)/[.D26]" office:value-type="float" office:value="0.00147756736227762">
            <text:p>0,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,6449682519</text:p>
          </table:table-cell>
          <table:table-cell table:formula="of:=([.J27]*100)/[.D27]" office:value-type="float" office:value="0.415320560194713">
            <text:p>0,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,2537321853</text:p>
          </table:table-cell>
          <table:table-cell table:formula="of:=([.J28]*100)/[.D28]" office:value-type="float" office:value="0.0941555384187136">
            <text:p>0,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,8557284962</text:p>
          </table:table-cell>
          <table:table-cell table:formula="of:=([.J30]*100)/[.D30]" office:value-type="float" office:value="0.0279214741584474">
            <text:p>0,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,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number-columns-repeated="3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row table:style-name="ro2">
          <table:table-cell table:style-name="ce1" office:value-type="string">
            <text:p>Benchmark</text:p>
          </table:table-cell>
          <table:table-cell table:style-name="ce3" office:value-type="string">
            <text:p>Forwarding</text:p>
          </table:table-cell>
          <table:table-cell table:style-name="ce1" office:value-type="string">
            <text:p>Data Hazards</text:p>
          </table:table-cell>
          <table:table-cell table:style-name="ce1" office:value-type="string">
            <text:p>Branch Prediction Errors</text:p>
          </table:table-cell>
          <table:table-cell table:style-name="ce1" office:value-type="string">
            <text:p>Nº Total de Instruções Executadas</text:p>
          </table:table-cell>
          <table:table-cell table:style-name="ce1" office:value-type="string">
            <text:p>% Forwading/Total</text:p>
          </table:table-cell>
          <table:table-cell table:style-name="ce1" office:value-type="string">
            <text:p>% Hazards Errors/Total</text:p>
          </table:table-cell>
          <table:table-cell table:style-name="ce1" office:value-type="string">
            <text:p>% Branch Errors/ Total</text:p>
          </table:table-cell>
          <table:table-cell table:style-name="ce1" office:value-type="string">
            <text:p>Data Cache Hit DM</text:p>
          </table:table-cell>
          <table:table-cell table:style-name="ce1" office:value-type="string">
            <text:p>Data Cache Miss DM</text:p>
          </table:table-cell>
          <table:table-cell table:style-name="ce1" office:value-type="string">
            <text:p>Data Cache Hit Fully</text:p>
          </table:table-cell>
          <table:table-cell table:style-name="ce1" office:value-type="string">
            <text:p>Data Cache Miss Fully</text:p>
          </table:table-cell>
          <table:table-cell table:style-name="ce1" office:value-type="string">
            <text:p>Instruction Cache HIT </text:p>
          </table:table-cell>
          <table:table-cell table:style-name="ce1" office:value-type="string">
            <text:p>Instruction Cache MISS</text:p>
          </table:table-cell>
          <table:table-cell table:style-name="ce1" office:value-type="string">
            <text:p>Nº Instruções Store</text:p>
          </table:table-cell>
          <table:table-cell table:style-name="ce1" office:value-type="string">
            <text:p>Store Write Back</text:p>
          </table:table-cell>
          <table:table-cell table:style-name="ce1" office:value-type="string">
            <text:p>% Data Cache MISS</text:p>
          </table:table-cell>
          <table:table-cell table:style-name="ce1" office:value-type="string">
            <text:p>% Instruction Cache MISS</text:p>
          </table:table-cell>
          <table:table-cell table:style-name="ce1" office:value-type="string">
            <text:p>% Write Back</text:p>
          </table:table-cell>
        </table:table-row>
        <table:table-row table:style-name="ro2">
          <table:table-cell office:value-type="string">
            <text:p>Qsort Small</text:p>
          </table:table-cell>
          <table:table-cell office:value-type="float" office:value="1543859">
            <text:p>1543859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E2]" office:value-type="float" office:value="0.107118530749052">
            <text:p>0,1071185307</text:p>
          </table:table-cell>
          <table:table-cell table:formula="of:=[.C2]/[.E2]" office:value-type="float" office:value="0">
            <text:p>0</text:p>
          </table:table-cell>
          <table:table-cell table:formula="of:=[.D2]/[.E2]" office:value-type="float" office:value="0.0479552542240229">
            <text:p>0,0479552542</text:p>
          </table:table-cell>
          <table:table-cell office:value-type="float" office:value="3750507">
            <text:p>3750507</text:p>
          </table:table-cell>
          <table:table-cell office:value-type="float" office:value="843437">
            <text:p>843437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L2]*100)/([.K2]+[.L2])" office:value-type="float" office:value="49.2599169689487">
            <text:p>49,2599169689</text:p>
          </table:table-cell>
          <table:table-cell table:formula="of:=([.N2]*100)/[.E2]" office:value-type="float" office:value="0.0158819112940094">
            <text:p>0,0158819113</text:p>
          </table:table-cell>
          <table:table-cell table:formula="of:=([.P2]*100)/[.O2]" office:value-type="float" office:value="3.31449280323127">
            <text:p>3,3144928032</text:p>
          </table:table-cell>
        </table:table-row>
        <table:table-row table:style-name="ro4">
          <table:table-cell office:value-type="string">
            <text:p>Qsort Large</text:p>
          </table:table-cell>
          <table:table-cell office:value-type="float" office:value="273345020">
            <text:p>273345020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E3]" office:value-type="float" office:value="0.276280644966139">
            <text:p>0,276280645</text:p>
          </table:table-cell>
          <table:table-cell table:formula="of:=[.C3]/[.E3]" office:value-type="float" office:value="0">
            <text:p>0</text:p>
          </table:table-cell>
          <table:table-cell table:formula="of:=[.D3]/[.E3]" office:value-type="float" office:value="0.0547390740162631">
            <text:p>0,054739074</text:p>
          </table:table-cell>
          <table:table-cell office:value-type="float" office:value="206286133">
            <text:p>206286133</text:p>
          </table:table-cell>
          <table:table-cell office:value-type="float" office:value="2789959">
            <text:p>2789959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L3]*100)/([.K3]+[.L3])" office:value-type="float" office:value="37.6449747300614">
            <text:p>37,6449747301</text:p>
          </table:table-cell>
          <table:table-cell table:formula="of:=([.N3]*100)/[.E3]" office:value-type="float" office:value="0.000362552306053917">
            <text:p>0,0003625523</text:p>
          </table:table-cell>
          <table:table-cell table:formula="of:=([.P3]*100)/[.O3]" office:value-type="float" office:value="0.489161104142251">
            <text:p>0,4891611041</text:p>
          </table:table-cell>
        </table:table-row>
        <table:table-row table:style-name="ro5">
          <table:table-cell office:value-type="string">
            <text:p>Susan corner small</text:p>
          </table:table-cell>
          <table:table-cell office:value-type="float" office:value="882328">
            <text:p>882328</text:p>
          </table:table-cell>
          <table:table-cell office:value-type="float" office:value="0">
            <text:p>0</text:p>
          </table:table-cell>
          <table:table-cell office:value-type="float" office:value="167841">
            <text:p>167841</text:p>
          </table:table-cell>
          <table:table-cell office:value-type="float" office:value="3458872">
            <text:p>3458872</text:p>
          </table:table-cell>
          <table:table-cell table:formula="of:=[.B4]/[.E4]" office:value-type="float" office:value="0.255091255183771">
            <text:p>0,2550912552</text:p>
          </table:table-cell>
          <table:table-cell table:formula="of:=[.C4]/[.E4]" office:value-type="float" office:value="0">
            <text:p>0</text:p>
          </table:table-cell>
          <table:table-cell table:formula="of:=[.D4]/[.E4]" office:value-type="float" office:value="0.0485247791765639">
            <text:p>0,0485247792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4]*100)/([.K4]+[.L4])" office:value-type="float" office:value="1.71111966471443">
            <text:p>1,7111196647</text:p>
          </table:table-cell>
          <table:table-cell table:formula="of:=([.N4]*100)/[.E4]" office:value-type="float" office:value="0.1304760627164">
            <text:p>0,1304760627</text:p>
          </table:table-cell>
          <table:table-cell table:formula="of:=([.P4]*100)/[.O4]" office:value-type="float" office:value="0">
            <text:p>0</text:p>
          </table:table-cell>
        </table:table-row>
        <table:table-row table:style-name="ro5">
          <table:table-cell office:value-type="string">
            <text:p>Susan edges small</text:p>
          </table:table-cell>
          <table:table-cell office:value-type="float" office:value="1657002">
            <text:p>1657002</text:p>
          </table:table-cell>
          <table:table-cell office:value-type="float" office:value="0">
            <text:p>0</text:p>
          </table:table-cell>
          <table:table-cell office:value-type="float" office:value="349551">
            <text:p>349551</text:p>
          </table:table-cell>
          <table:table-cell office:value-type="float" office:value="6887633">
            <text:p>6887633</text:p>
          </table:table-cell>
          <table:table-cell table:formula="of:=[.B5]/[.E5]" office:value-type="float" office:value="0.240576407018202">
            <text:p>0,240576407</text:p>
          </table:table-cell>
          <table:table-cell table:formula="of:=[.C5]/[.E5]" office:value-type="float" office:value="0">
            <text:p>0</text:p>
          </table:table-cell>
          <table:table-cell table:formula="of:=[.D5]/[.E5]" office:value-type="float" office:value="0.0507505263419233">
            <text:p>0,0507505263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5]*100)/([.K5]+[.L5])" office:value-type="float" office:value="1.71111966471443">
            <text:p>1,7111196647</text:p>
          </table:table-cell>
          <table:table-cell table:formula="of:=([.N5]*100)/[.E5]" office:value-type="float" office:value="0.0655232356311668">
            <text:p>0,0655232356</text:p>
          </table:table-cell>
          <table:table-cell table:formula="of:=([.P5]*100)/[.O5]" office:value-type="float" office:value="0">
            <text:p>0</text:p>
          </table:table-cell>
        </table:table-row>
        <table:table-row table:style-name="ro5">
          <table:table-cell office:value-type="string">
            <text:p>Susan Smoothing small</text:p>
          </table:table-cell>
          <table:table-cell office:value-type="float" office:value="15562439">
            <text:p>15562439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E6]" office:value-type="float" office:value="0.440610297980002">
            <text:p>0,440610298</text:p>
          </table:table-cell>
          <table:table-cell table:formula="of:=[.C6]/[.E6]" office:value-type="float" office:value="0.0000586350203278924">
            <text:p>0,000058635</text:p>
          </table:table-cell>
          <table:table-cell table:formula="of:=[.D6]/[.E6]" office:value-type="float" office:value="0.0153829301423047">
            <text:p>0,0153829301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6]*100)/([.K6]+[.L6])" office:value-type="float" office:value="1.71111966471443">
            <text:p>1,7111196647</text:p>
          </table:table-cell>
          <table:table-cell table:formula="of:=([.N6]*100)/[.E6]" office:value-type="float" office:value="0.0127773948208488">
            <text:p>0,0127773948</text:p>
          </table:table-cell>
          <table:table-cell table:formula="of:=([.P6]*100)/[.O6]" office:value-type="float" office:value="0">
            <text:p>0</text:p>
          </table:table-cell>
        </table:table-row>
        <table:table-row table:style-name="ro5">
          <table:table-cell office:value-type="string">
            <text:p>basic math small</text:p>
          </table:table-cell>
          <table:table-cell office:value-type="float" office:value="289839658">
            <text:p>289839658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E7]" office:value-type="float" office:value="0.21291781910574">
            <text:p>0,2129178191</text:p>
          </table:table-cell>
          <table:table-cell table:formula="of:=[.C7]/[.E7]" office:value-type="float" office:value="0">
            <text:p>0</text:p>
          </table:table-cell>
          <table:table-cell table:formula="of:=[.D7]/[.E7]" office:value-type="float" office:value="0.0463977183657269">
            <text:p>0,0463977184</text:p>
          </table:table-cell>
          <table:table-cell office:value-type="float" office:value="238986743">
            <text:p>238986743</text:p>
          </table:table-cell>
          <table:table-cell office:value-type="float" office:value="21386">
            <text:p>21386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L7]*100)/([.K7]+[.L7])" office:value-type="float" office:value="0.0639145625042736">
            <text:p>0,0639145625</text:p>
          </table:table-cell>
          <table:table-cell table:formula="of:=([.N7]*100)/[.E7]" office:value-type="float" office:value="0.000545224233394177">
            <text:p>0,0005452242</text:p>
          </table:table-cell>
          <table:table-cell table:formula="of:=([.P7]*100)/[.O7]" office:value-type="float" office:value="0.000112347117128558">
            <text:p>0,0001123471</text:p>
          </table:table-cell>
        </table:table-row>
        <table:table-row table:style-name="ro5">
          <table:table-cell office:value-type="string">
            <text:p>bit count small</text:p>
          </table:table-cell>
          <table:table-cell office:value-type="float" office:value="8646890">
            <text:p>8646890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8]/[.E8]" office:value-type="float" office:value="0.189651090631564">
            <text:p>0,1896510906</text:p>
          </table:table-cell>
          <table:table-cell table:formula="of:=[.C8]/[.E8]" office:value-type="float" office:value="0">
            <text:p>0</text:p>
          </table:table-cell>
          <table:table-cell table:formula="of:=[.D8]/[.E8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L8]*100)/([.K8]+[.L8])" office:value-type="float" office:value="0.0184714810312174">
            <text:p>0,018471481</text:p>
          </table:table-cell>
          <table:table-cell table:formula="of:=([.N8]*100)/[.E8]" office:value-type="float" office:value="0.00540645178100804">
            <text:p>0,0054064518</text:p>
          </table:table-cell>
          <table:table-cell table:formula="of:=([.P8]*100)/[.O8]" office:value-type="float" office:value="0">
            <text:p>0</text:p>
          </table:table-cell>
        </table:table-row>
        <table:table-row table:style-name="ro5">
          <table:table-cell office:value-type="string">
            <text:p>bit count large</text:p>
          </table:table-cell>
          <table:table-cell office:value-type="float" office:value="130050447">
            <text:p>130050447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9]/[.E9]" office:value-type="float" office:value="0.190062658963923">
            <text:p>0,190062659</text:p>
          </table:table-cell>
          <table:table-cell table:formula="of:=[.C9]/[.E9]" office:value-type="float" office:value="0">
            <text:p>0</text:p>
          </table:table-cell>
          <table:table-cell table:formula="of:=[.D9]/[.E9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L9]*100)/([.K9]+[.L9])" office:value-type="float" office:value="0.00123904103817628">
            <text:p>0,001239041</text:p>
          </table:table-cell>
          <table:table-cell table:formula="of:=([.N9]*100)/[.E9]" office:value-type="float" office:value="0.000360248246087205">
            <text:p>0,0003602482</text:p>
          </table:table-cell>
          <table:table-cell table:formula="of:=([.P9]*100)/[.O9]" office:value-type="float" office:value="0">
            <text:p>0</text:p>
          </table:table-cell>
        </table:table-row>
        <table:table-row table:style-name="ro5">
          <table:table-cell office:value-type="string">
            <text:p>CRC 32 small</text:p>
          </table:table-cell>
          <table:table-cell office:value-type="float" office:value="4117055">
            <text:p>4117055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0]/[.E10]" office:value-type="float" office:value="0.130110580190627">
            <text:p>0,1301105802</text:p>
          </table:table-cell>
          <table:table-cell table:formula="of:=[.C10]/[.E10]" office:value-type="float" office:value="0">
            <text:p>0</text:p>
          </table:table-cell>
          <table:table-cell table:formula="of:=[.D10]/[.E10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L10]*100)/([.K10]+[.L10])" office:value-type="float" office:value="0.0147686081736476">
            <text:p>0,0147686082</text:p>
          </table:table-cell>
          <table:table-cell table:formula="of:=([.N10]*100)/[.E10]" office:value-type="float" office:value="0.00598241530173527">
            <text:p>0,0059824153</text:p>
          </table:table-cell>
          <table:table-cell table:formula="of:=([.P10]*100)/[.O10]" office:value-type="float" office:value="0">
            <text:p>0</text:p>
          </table:table-cell>
        </table:table-row>
        <table:table-row table:style-name="ro5">
          <table:table-cell office:value-type="string">
            <text:p>CRC 32 large</text:p>
          </table:table-cell>
          <table:table-cell office:value-type="float" office:value="80016746">
            <text:p>80016746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1]/[.E11]" office:value-type="float" office:value="0.130097630226837">
            <text:p>0,1300976302</text:p>
          </table:table-cell>
          <table:table-cell table:formula="of:=[.C11]/[.E11]" office:value-type="float" office:value="0">
            <text:p>0</text:p>
          </table:table-cell>
          <table:table-cell table:formula="of:=[.D11]/[.E11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L11]*100)/([.K11]+[.L11])" office:value-type="float" office:value="0.000759777099259683">
            <text:p>0,0007597771</text:p>
          </table:table-cell>
          <table:table-cell table:formula="of:=([.N11]*100)/[.E11]" office:value-type="float" office:value="0.000307779091665891">
            <text:p>0,0003077791</text:p>
          </table:table-cell>
          <table:table-cell table:formula="of:=([.P11]*100)/[.O11]" office:value-type="float" office:value="0">
            <text:p>0</text:p>
          </table:table-cell>
        </table:table-row>
        <table:table-row table:style-name="ro6">
          <table:table-cell office:value-type="string">
            <text:p>ADPCM small Encode</text:p>
          </table:table-cell>
          <table:table-cell table:style-name="ce5" office:value-type="float" office:value="20525693">
            <text:p>20525693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2]/[.E12]" office:value-type="float" office:value="0.592734130595669">
            <text:p>0,5927341306</text:p>
          </table:table-cell>
          <table:table-cell table:formula="of:=[.C12]/[.E12]" office:value-type="float" office:value="0">
            <text:p>0</text:p>
          </table:table-cell>
          <table:table-cell table:formula="of:=[.D12]/[.E12]" office:value-type="float" office:value="0.0526440449803164">
            <text:p>0,052644045</text:p>
          </table:table-cell>
          <table:table-cell office:value-type="float" office:value="23301729">
            <text:p>23301729</text:p>
          </table:table-cell>
          <table:table-cell office:value-type="float" office:value="6392926">
            <text:p>6392926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406830634">
            <text:p>406830634</text:p>
          </table:table-cell>
          <table:table-cell office:value-type="float" office:value="1598">
            <text:p>1598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L12]*100)/([.K12]+[.L12])" office:value-type="float" office:value="9.50691115651805">
            <text:p>9,5069111565</text:p>
          </table:table-cell>
          <table:table-cell table:formula="of:=([.N12]*100)/[.E12]" office:value-type="float" office:value="0.00461465121149322">
            <text:p>0,0046146512</text:p>
          </table:table-cell>
          <table:table-cell table:formula="of:=([.P12]*100)/[.O12]" office:value-type="float" office:value="0.000207112234119669">
            <text:p>0,0002071122</text:p>
          </table:table-cell>
        </table:table-row>
        <table:table-row table:style-name="ro7">
          <table:table-cell office:value-type="string">
            <text:p>ADPCM small Decode</text:p>
          </table:table-cell>
          <table:table-cell office:value-type="float" office:value="11222851">
            <text:p>11222851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3]/[.E13]" office:value-type="float" office:value="0.41174689912643">
            <text:p>0,4117468991</text:p>
          </table:table-cell>
          <table:table-cell table:formula="of:=[.C13]/[.E13]" office:value-type="float" office:value="0">
            <text:p>0</text:p>
          </table:table-cell>
          <table:table-cell table:formula="of:=[.D13]/[.E13]" office:value-type="float" office:value="0.0537115056664654">
            <text:p>0,0537115057</text:p>
          </table:table-cell>
          <table:table-cell office:value-type="float" office:value="23470579">
            <text:p>23470579</text:p>
          </table:table-cell>
          <table:table-cell office:value-type="float" office:value="6439154">
            <text:p>6439154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409777916">
            <text:p>409777916</text:p>
          </table:table-cell>
          <table:table-cell office:value-type="float" office:value="1598">
            <text:p>1598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L13]*100)/([.K13]+[.L13])" office:value-type="float" office:value="9.43626757493091">
            <text:p>9,4362675749</text:p>
          </table:table-cell>
          <table:table-cell table:formula="of:=([.N13]*100)/[.E13]" office:value-type="float" office:value="0.00586278428541942">
            <text:p>0,0058627843</text:p>
          </table:table-cell>
          <table:table-cell table:formula="of:=([.P13]*100)/[.O13]" office:value-type="float" office:value="0.000183724237268829">
            <text:p>0,0001837242</text:p>
          </table:table-cell>
        </table:table-row>
        <table:table-row table:style-name="ro5">
          <table:table-cell office:value-type="string">
            <text:p>FFT small</text:p>
          </table:table-cell>
          <table:table-cell office:value-type="float" office:value="178296090">
            <text:p>178296090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4]/[.E14]" office:value-type="float" office:value="0.234424722768838">
            <text:p>0,2344247228</text:p>
          </table:table-cell>
          <table:table-cell table:formula="of:=[.C14]/[.E14]" office:value-type="float" office:value="0">
            <text:p>0</text:p>
          </table:table-cell>
          <table:table-cell table:formula="of:=[.D14]/[.E14]" office:value-type="float" office:value="0.0427102627710405">
            <text:p>0,0427102628</text:p>
          </table:table-cell>
          <table:table-cell office:value-type="float" office:value="157247551">
            <text:p>157247551</text:p>
          </table:table-cell>
          <table:table-cell office:value-type="float" office:value="221380">
            <text:p>221380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L14]*100)/([.K14]+[.L14])" office:value-type="float" office:value="5.56393121129399">
            <text:p>5,5639312113</text:p>
          </table:table-cell>
          <table:table-cell table:formula="of:=([.N14]*100)/[.E14]" office:value-type="float" office:value="0.000873951376188039">
            <text:p>0,0008739514</text:p>
          </table:table-cell>
          <table:table-cell table:formula="of:=([.P14]*100)/[.O14]" office:value-type="float" office:value="0.240480974267228">
            <text:p>0,2404809743</text:p>
          </table:table-cell>
        </table:table-row>
        <table:table-row table:style-name="ro4">
          <table:table-cell office:value-type="string">
            <text:p>FFT inv Small</text:p>
          </table:table-cell>
          <table:table-cell office:value-type="float" office:value="426966164">
            <text:p>426966164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5]/[.E15]" office:value-type="float" office:value="0.234216703194696">
            <text:p>0,2342167032</text:p>
          </table:table-cell>
          <table:table-cell table:formula="of:=[.C15]/[.E15]" office:value-type="float" office:value="0">
            <text:p>0</text:p>
          </table:table-cell>
          <table:table-cell table:formula="of:=[.D15]/[.E15]" office:value-type="float" office:value="0.0439521847557011">
            <text:p>0,0439521848</text:p>
          </table:table-cell>
          <table:table-cell office:value-type="float" office:value="370480131">
            <text:p>370480131</text:p>
          </table:table-cell>
          <table:table-cell office:value-type="float" office:value="4897822">
            <text:p>4897822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L15]*100)/([.K15]+[.L15])" office:value-type="float" office:value="9.90757307475647">
            <text:p>9,9075730748</text:p>
          </table:table-cell>
          <table:table-cell table:formula="of:=([.N15]*100)/[.E15]" office:value-type="float" office:value="0.00035694821186999">
            <text:p>0,0003569482</text:p>
          </table:table-cell>
          <table:table-cell table:formula="of:=([.P15]*100)/[.O15]" office:value-type="float" office:value="0.295961780133211">
            <text:p>0,2959617801</text:p>
          </table:table-cell>
        </table:table-row>
        <table:table-row table:style-name="ro4">
          <table:table-cell office:value-type="string">
            <text:p>Gsm code small</text:p>
          </table:table-cell>
          <table:table-cell office:value-type="float" office:value="14852449">
            <text:p>14852449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6]/[.E16]" office:value-type="float" office:value="0.454724403000147">
            <text:p>0,454724403</text:p>
          </table:table-cell>
          <table:table-cell table:formula="of:=[.C16]/[.E16]" office:value-type="float" office:value="0">
            <text:p>0</text:p>
          </table:table-cell>
          <table:table-cell table:formula="of:=[.D16]/[.E16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L16]*100)/([.K16]+[.L16])" office:value-type="float" office:value="0.0355481985502483">
            <text:p>0,0355481986</text:p>
          </table:table-cell>
          <table:table-cell table:formula="of:=([.N16]*100)/[.E16]" office:value-type="float" office:value="0.0203964610333756">
            <text:p>0,020396461</text:p>
          </table:table-cell>
          <table:table-cell table:formula="of:=([.P16]*100)/[.O16]" office:value-type="float" office:value="0">
            <text:p>0</text:p>
          </table:table-cell>
        </table:table-row>
        <table:table-row table:style-name="ro4">
          <table:table-cell office:value-type="string">
            <text:p>Gsm decode small</text:p>
          </table:table-cell>
          <table:table-cell office:value-type="float" office:value="6064070">
            <text:p>6064070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7]/[.E17]" office:value-type="float" office:value="0.630816901578408">
            <text:p>0,6308169016</text:p>
          </table:table-cell>
          <table:table-cell table:formula="of:=[.C17]/[.E17]" office:value-type="float" office:value="0.0000821800131342386">
            <text:p>0,00008218</text:p>
          </table:table-cell>
          <table:table-cell table:formula="of:=[.D17]/[.E17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L17]*100)/([.K17]+[.L17])" office:value-type="float" office:value="0.474975509289982">
            <text:p>0,4749755093</text:p>
          </table:table-cell>
          <table:table-cell table:formula="of:=([.N17]*100)/[.E17]" office:value-type="float" office:value="0.0487982837484447">
            <text:p>0,0487982837</text:p>
          </table:table-cell>
          <table:table-cell table:formula="of:=([.P17]*100)/[.O17]" office:value-type="float" office:value="0">
            <text:p>0</text:p>
          </table:table-cell>
        </table:table-row>
        <table:table-row table:style-name="ro4">
          <table:table-cell office:value-type="string">
            <text:p>djikstra small</text:p>
          </table:table-cell>
          <table:table-cell office:value-type="float" office:value="42373997">
            <text:p>42373997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8]/[.E18]" office:value-type="float" office:value="0.713929947922906">
            <text:p>0,7139299479</text:p>
          </table:table-cell>
          <table:table-cell table:formula="of:=[.C18]/[.E18]" office:value-type="float" office:value="0">
            <text:p>0</text:p>
          </table:table-cell>
          <table:table-cell table:formula="of:=[.D18]/[.E18]" office:value-type="float" office:value="0.00845070451011217">
            <text:p>0,0084507045</text:p>
          </table:table-cell>
          <table:table-cell office:value-type="float" office:value="11577034">
            <text:p>11577034</text:p>
          </table:table-cell>
          <table:table-cell office:value-type="float" office:value="1255563">
            <text:p>1255563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L18]*100)/([.K18]+[.L18])" office:value-type="float" office:value="0.110982991205911">
            <text:p>0,1109829912</text:p>
          </table:table-cell>
          <table:table-cell table:formula="of:=([.N18]*100)/[.E18]" office:value-type="float" office:value="0.00440246161796479">
            <text:p>0,0044024616</text:p>
          </table:table-cell>
          <table:table-cell table:formula="of:=([.P18]*100)/[.O18]" office:value-type="float" office:value="0">
            <text:p>0</text:p>
          </table:table-cell>
        </table:table-row>
        <table:table-row table:style-name="ro4">
          <table:table-cell office:value-type="string">
            <text:p>djikstra large</text:p>
          </table:table-cell>
          <table:table-cell office:value-type="float" office:value="211769293">
            <text:p>211769293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19]/[.E19]" office:value-type="float" office:value="0.742320460283267">
            <text:p>0,7423204603</text:p>
          </table:table-cell>
          <table:table-cell table:formula="of:=[.C19]/[.E19]" office:value-type="float" office:value="0">
            <text:p>0</text:p>
          </table:table-cell>
          <table:table-cell table:formula="of:=[.D19]/[.E19]" office:value-type="float" office:value="0.00547690049420929">
            <text:p>0,0054769005</text:p>
          </table:table-cell>
          <table:table-cell office:value-type="float" office:value="54972910">
            <text:p>54972910</text:p>
          </table:table-cell>
          <table:table-cell office:value-type="float" office:value="6286206">
            <text:p>6286206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L19]*100)/([.K19]+[.L19])" office:value-type="float" office:value="0.0234675276737588">
            <text:p>0,0234675277</text:p>
          </table:table-cell>
          <table:table-cell table:formula="of:=([.N19]*100)/[.E19]" office:value-type="float" office:value="0.0009180449431268">
            <text:p>0,0009180449</text:p>
          </table:table-cell>
          <table:table-cell table:formula="of:=([.P19]*100)/[.O19]" office:value-type="float" office:value="0">
            <text:p>0</text:p>
          </table:table-cell>
        </table:table-row>
        <table:table-row table:style-name="ro5">
          <table:table-cell office:value-type="string">
            <text:p>Patricia Small</text:p>
          </table:table-cell>
          <table:table-cell office:value-type="float" office:value="72396122">
            <text:p>72396122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0]/[.E20]" office:value-type="float" office:value="0.250327793970601">
            <text:p>0,250327794</text:p>
          </table:table-cell>
          <table:table-cell table:formula="of:=[.C20]/[.E20]" office:value-type="float" office:value="0.000157275823541388">
            <text:p>0,0001572758</text:p>
          </table:table-cell>
          <table:table-cell table:formula="of:=[.D20]/[.E20]" office:value-type="float" office:value="0.0423387900073985">
            <text:p>0,04233879</text:p>
          </table:table-cell>
          <table:table-cell office:value-type="float" office:value="68946957">
            <text:p>68946957</text:p>
          </table:table-cell>
          <table:table-cell office:value-type="float" office:value="139441">
            <text:p>139441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L20]*100)/([.K20]+[.L20])" office:value-type="float" office:value="0.653493325849757">
            <text:p>0,6534933258</text:p>
          </table:table-cell>
          <table:table-cell table:formula="of:=([.N20]*100)/[.E20]" office:value-type="float" office:value="0.00179595608986252">
            <text:p>0,0017959561</text:p>
          </table:table-cell>
          <table:table-cell table:formula="of:=([.P20]*100)/[.O20]" office:value-type="float" office:value="0.0779861283186184">
            <text:p>0,0779861283</text:p>
          </table:table-cell>
        </table:table-row>
        <table:table-row table:style-name="ro5">
          <table:table-cell office:value-type="string">
            <text:p>Patricia Large</text:p>
          </table:table-cell>
          <table:table-cell office:value-type="float" office:value="466737852">
            <text:p>466737852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1]/[.E21]" office:value-type="float" office:value="0.254916067433511">
            <text:p>0,2549160674</text:p>
          </table:table-cell>
          <table:table-cell table:formula="of:=[.C21]/[.E21]" office:value-type="float" office:value="0.000147198130324644">
            <text:p>0,0001471981</text:p>
          </table:table-cell>
          <table:table-cell table:formula="of:=[.D21]/[.E21]" office:value-type="float" office:value="0.0415790740928801">
            <text:p>0,0415790741</text:p>
          </table:table-cell>
          <table:table-cell office:value-type="float" office:value="438050064">
            <text:p>438050064</text:p>
          </table:table-cell>
          <table:table-cell office:value-type="float" office:value="904987">
            <text:p>904987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L21]*100)/([.K21]+[.L21])" office:value-type="float" office:value="0.826342467579898">
            <text:p>0,8263424676</text:p>
          </table:table-cell>
          <table:table-cell table:formula="of:=([.N21]*100)/[.E21]" office:value-type="float" office:value="0.000285480656596706">
            <text:p>0,0002854807</text:p>
          </table:table-cell>
          <table:table-cell table:formula="of:=([.P21]*100)/[.O21]" office:value-type="float" office:value="0.094853583661565">
            <text:p>0,0948535837</text:p>
          </table:table-cell>
        </table:table-row>
        <table:table-row table:style-name="ro4">
          <table:table-cell office:value-type="string">
            <text:p>Rijndael coder small</text:p>
          </table:table-cell>
          <table:table-cell office:value-type="float" office:value="5370906">
            <text:p>5370906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2]/[.E22]" office:value-type="float" office:value="0.159301750795737">
            <text:p>0,1593017508</text:p>
          </table:table-cell>
          <table:table-cell table:formula="of:=[.C22]/[.E22]" office:value-type="float" office:value="0.00230313847441004">
            <text:p>0,0023031385</text:p>
          </table:table-cell>
          <table:table-cell table:formula="of:=[.D22]/[.E22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L22]*100)/([.K22]+[.L22])" office:value-type="float" office:value="0.0274115438793615">
            <text:p>0,0274115439</text:p>
          </table:table-cell>
          <table:table-cell table:formula="of:=([.N22]*100)/[.E22]" office:value-type="float" office:value="0.00966326917828221">
            <text:p>0,0096632692</text:p>
          </table:table-cell>
          <table:table-cell table:formula="of:=([.P22]*100)/[.O22]" office:value-type="float" office:value="0">
            <text:p>0</text:p>
          </table:table-cell>
        </table:table-row>
        <table:table-row table:style-name="ro4">
          <table:table-cell office:value-type="string">
            <text:p>Rijndael decoder small</text:p>
          </table:table-cell>
          <table:table-cell office:value-type="float" office:value="4744889">
            <text:p>4744889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3]/[.E23]" office:value-type="float" office:value="0.1368004618976">
            <text:p>0,1368004619</text:p>
          </table:table-cell>
          <table:table-cell table:formula="of:=[.C23]/[.E23]" office:value-type="float" office:value="0">
            <text:p>0</text:p>
          </table:table-cell>
          <table:table-cell table:formula="of:=[.D23]/[.E23]" office:value-type="float" office:value="0.0124988381058831">
            <text:p>0,0124988381</text:p>
          </table:table-cell>
          <table:table-cell office:value-type="float" office:value="11520729">
            <text:p>11520729</text:p>
          </table:table-cell>
          <table:table-cell office:value-type="float" office:value="4212">
            <text:p>4212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L23]*100)/([.K23]+[.L23])" office:value-type="float" office:value="0.0364513796643297">
            <text:p>0,0364513797</text:p>
          </table:table-cell>
          <table:table-cell table:formula="of:=([.N23]*100)/[.E23]" office:value-type="float" office:value="0.008862686142357">
            <text:p>0,0088626861</text:p>
          </table:table-cell>
          <table:table-cell table:formula="of:=([.P23]*100)/[.O23]" office:value-type="float" office:value="0">
            <text:p>0</text:p>
          </table:table-cell>
        </table:table-row>
        <table:table-row table:style-name="ro7">
          <table:table-cell office:value-type="string">
            <text:p>SHA small</text:p>
          </table:table-cell>
          <table:table-cell office:value-type="float" office:value="5814063">
            <text:p>5814063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4]/[.E24]" office:value-type="float" office:value="0.445990718062589">
            <text:p>0,4459907181</text:p>
          </table:table-cell>
          <table:table-cell table:formula="of:=[.C24]/[.E24]" office:value-type="float" office:value="0">
            <text:p>0</text:p>
          </table:table-cell>
          <table:table-cell table:formula="of:=[.D24]/[.E24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L24]*100)/([.K24]+[.L24])" office:value-type="float" office:value="0.108094220060782">
            <text:p>0,1080942201</text:p>
          </table:table-cell>
          <table:table-cell table:formula="of:=([.N24]*100)/[.E24]" office:value-type="float" office:value="0.0153801462026726">
            <text:p>0,0153801462</text:p>
          </table:table-cell>
          <table:table-cell table:formula="of:=([.P24]*100)/[.O24]" office:value-type="float" office:value="0">
            <text:p>0</text:p>
          </table:table-cell>
        </table:table-row>
        <table:table-row table:style-name="ro7">
          <table:table-cell office:value-type="string">
            <text:p>SHA large</text:p>
          </table:table-cell>
          <table:table-cell office:value-type="float" office:value="60534217">
            <text:p>60534217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5]/[.E25]" office:value-type="float" office:value="0.446101662544794">
            <text:p>0,4461016625</text:p>
          </table:table-cell>
          <table:table-cell table:formula="of:=[.C25]/[.E25]" office:value-type="float" office:value="0">
            <text:p>0</text:p>
          </table:table-cell>
          <table:table-cell table:formula="of:=[.D25]/[.E25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L25]*100)/([.K25]+[.L25])" office:value-type="float" office:value="0.0103862788220199">
            <text:p>0,0103862788</text:p>
          </table:table-cell>
          <table:table-cell table:formula="of:=([.N25]*100)/[.E25]" office:value-type="float" office:value="0.00147756736227762">
            <text:p>0,0014775674</text:p>
          </table:table-cell>
          <table:table-cell table:formula="of:=([.P25]*100)/[.O25]" office:value-type="float" office:value="0">
            <text:p>0</text:p>
          </table:table-cell>
        </table:table-row>
        <table:table-row table:style-name="ro7">
          <table:table-cell office:value-type="string">
            <text:p>JPEG small code</text:p>
          </table:table-cell>
          <table:table-cell office:value-type="float" office:value="12796557">
            <text:p>12796557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6]/[.E26]" office:value-type="float" office:value="0.434152123661608">
            <text:p>0,4341521237</text:p>
          </table:table-cell>
          <table:table-cell table:formula="of:=[.C26]/[.E26]" office:value-type="float" office:value="0.00167030689208889">
            <text:p>0,0016703069</text:p>
          </table:table-cell>
          <table:table-cell table:formula="of:=[.D26]/[.E26]" office:value-type="float" office:value="0.0197951315941745">
            <text:p>0,0197951316</text:p>
          </table:table-cell>
          <table:table-cell office:value-type="float" office:value="6436703">
            <text:p>6436703</text:p>
          </table:table-cell>
          <table:table-cell office:value-type="float" office:value="842477">
            <text:p>842477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L26]*100)/([.K26]+[.L26])" office:value-type="float" office:value="17.6449682519185">
            <text:p>17,6449682519</text:p>
          </table:table-cell>
          <table:table-cell table:formula="of:=([.N26]*100)/[.E26]" office:value-type="float" office:value="0.415320560194713">
            <text:p>0,4153205602</text:p>
          </table:table-cell>
          <table:table-cell table:formula="of:=([.P26]*100)/[.O26]" office:value-type="float" office:value="0">
            <text:p>0</text:p>
          </table:table-cell>
        </table:table-row>
        <table:table-row table:style-name="ro7">
          <table:table-cell office:value-type="string">
            <text:p>JPEG small decode</text:p>
          </table:table-cell>
          <table:table-cell office:value-type="float" office:value="3250176">
            <text:p>3250176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7]/[.E27]" office:value-type="float" office:value="0.373698951319552">
            <text:p>0,3736989513</text:p>
          </table:table-cell>
          <table:table-cell table:formula="of:=[.C27]/[.E27]" office:value-type="float" office:value="0.0000294343849495551">
            <text:p>2,94343849495551E-005</text:p>
          </table:table-cell>
          <table:table-cell table:formula="of:=[.D27]/[.E27]" office:value-type="float" office:value="0.00874143743968682">
            <text:p>0,0087414374</text:p>
          </table:table-cell>
          <table:table-cell office:value-type="float" office:value="2190098">
            <text:p>2190098</text:p>
          </table:table-cell>
          <table:table-cell office:value-type="float" office:value="273673">
            <text:p>273673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L27]*100)/([.K27]+[.L27])" office:value-type="float" office:value="22.253732185337">
            <text:p>22,2537321853</text:p>
          </table:table-cell>
          <table:table-cell table:formula="of:=([.N27]*100)/[.E27]" office:value-type="float" office:value="0.0941555384187136">
            <text:p>0,0941555384</text:p>
          </table:table-cell>
          <table:table-cell table:formula="of:=([.P27]*100)/[.O27]" office:value-type="float" office:value="0">
            <text:p>0</text:p>
          </table:table-cell>
        </table:table-row>
        <table:table-row table:style-name="ro7">
          <table:table-cell office:value-type="string">
            <text:p>JPEG large code</text:p>
          </table:table-cell>
          <table:table-cell office:value-type="float" office:value="50238981">
            <text:p>50238981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8]/[.E28]" office:value-type="float" office:value="0.460585440355061">
            <text:p>0,4605854404</text:p>
          </table:table-cell>
          <table:table-cell table:formula="of:=[.C28]/[.E28]" office:value-type="float" office:value="0.0018002801798795">
            <text:p>0,0018002802</text:p>
          </table:table-cell>
          <table:table-cell table:formula="of:=[.D28]/[.E28]" office:value-type="float" office:value="0.0149292484150208">
            <text:p>0,0149292484</text:p>
          </table:table-cell>
          <table:table-cell office:value-type="float" office:value="23102811">
            <text:p>23102811</text:p>
          </table:table-cell>
          <table:table-cell office:value-type="float" office:value="3800961">
            <text:p>3800961</text:p>
          </table:table-cell>
          <table:table-cell office:value-type="float" office:value="21818055">
            <text:p>21818055</text:p>
          </table:table-cell>
          <table:table-cell office:value-type="float" office:value="5085717">
            <text:p>5085717</text:p>
          </table:table-cell>
          <table:table-cell office:value-type="float" office:value="101570779">
            <text:p>101570779</text:p>
          </table:table-cell>
          <table:table-cell office:value-type="float" office:value="7505575">
            <text:p>7505575</text:p>
          </table:table-cell>
          <table:table-cell office:value-type="float" office:value="8373344">
            <text:p>8373344</text:p>
          </table:table-cell>
          <table:table-cell office:value-type="float" office:value="131806">
            <text:p>131806</text:p>
          </table:table-cell>
          <table:table-cell table:formula="of:=([.L28]*100)/([.K28]+[.L28])" office:value-type="float" office:value="18.9033604655882">
            <text:p>18,9033604656</text:p>
          </table:table-cell>
          <table:table-cell table:formula="of:=([.N28]*100)/[.E28]" office:value-type="float" office:value="6.88102843187233">
            <text:p>6,8810284319</text:p>
          </table:table-cell>
          <table:table-cell table:formula="of:=([.P28]*100)/[.O28]" office:value-type="float" office:value="1.57411423679715">
            <text:p>1,5741142368</text:p>
          </table:table-cell>
        </table:table-row>
        <table:table-row table:style-name="ro7">
          <table:table-cell office:value-type="string">
            <text:p>JPEG large decode</text:p>
          </table:table-cell>
          <table:table-cell office:value-type="float" office:value="11937596">
            <text:p>11937596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29]/[.E29]" office:value-type="float" office:value="0.406680427315746">
            <text:p>0,4066804273</text:p>
          </table:table-cell>
          <table:table-cell table:formula="of:=[.C29]/[.E29]" office:value-type="float" office:value="0.00000872120227496649">
            <text:p>8,72120227496649E-006</text:p>
          </table:table-cell>
          <table:table-cell table:formula="of:=[.D29]/[.E29]" office:value-type="float" office:value="0.00732322080404647">
            <text:p>0,0073232208</text:p>
          </table:table-cell>
          <table:table-cell office:value-type="float" office:value="6571939">
            <text:p>6571939</text:p>
          </table:table-cell>
          <table:table-cell office:value-type="float" office:value="2288196">
            <text:p>2288196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L29]*100)/([.K29]+[.L29])" office:value-type="float" office:value="38.8557284962362">
            <text:p>38,8557284962</text:p>
          </table:table-cell>
          <table:table-cell table:formula="of:=([.N29]*100)/[.E29]" office:value-type="float" office:value="0.0279214741584474">
            <text:p>0,0279214742</text:p>
          </table:table-cell>
          <table:table-cell table:formula="of:=([.P29]*100)/[.O29]" office:value-type="float" office:value="0">
            <text:p>0</text:p>
          </table:table-cell>
        </table:table-row>
        <table:table-row table:style-name="ro7">
          <table:table-cell table:number-columns-repeated="19"/>
        </table:table-row>
        <table:table-row table:style-name="ro8">
          <table:table-cell table:style-name="Default"/>
          <table:table-cell table:number-columns-repeated="18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otacin</meta:initial-creator>
    <meta:creation-date>2013-05-07T08:15:26</meta:creation-date>
    <dc:date>2013-05-13T23:52:14</dc:date>
    <dc:creator>Marcus Botacin</dc:creator>
    <meta:editing-duration>P1DT2H8M27S</meta:editing-duration>
    <meta:editing-cycles>40</meta:editing-cycles>
    <meta:generator>LibreOffice/3.5$Linux_X86_64 LibreOffice_project/350m1$Build-2</meta:generator>
    <meta:document-statistic meta:table-count="3" meta:cell-count="1016" meta:object-count="0"/>
  </office:meta>
</office:document-meta>
</file>